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Text_20_body" style:list-style-name="L1">
      <style:paragraph-properties fo:orphans="2" fo:widows="2"/>
      <style:text-properties fo:font-variant="normal" fo:text-transform="none" fo:color="#000000" style:font-name="Roboto" fo:font-size="11.25pt" fo:letter-spacing="normal" fo:font-style="normal" fo:font-weight="normal" fo:background-color="#ffff00"/>
    </style:style>
    <style:style style:name="P3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Roboto" fo:font-size="11.25pt" fo:letter-spacing="normal" fo:font-style="normal" fo:font-weight="normal" fo:background-color="#ffff00"/>
    </style:style>
    <style:style style:name="P4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Roboto" fo:font-size="11.25pt" fo:letter-spacing="normal" fo:font-style="normal" fo:font-weight="normal" officeooo:rsid="001ca29d" officeooo:paragraph-rsid="001ca29d" fo:background-color="#ffff00"/>
    </style:style>
    <style:style style:name="P5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Roboto" fo:font-size="11.25pt" fo:letter-spacing="normal" fo:font-style="normal" fo:font-weight="normal" fo:background-color="#ffff00"/>
    </style:style>
    <style:style style:name="P6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Roboto" fo:font-size="11.25pt" fo:letter-spacing="normal" fo:font-style="normal" fo:font-weight="normal"/>
    </style:style>
    <style:style style:name="P7" style:family="paragraph" style:parent-style-name="Text_20_body" style:list-style-name="L1">
      <style:paragraph-properties fo:margin-top="0cm" fo:margin-bottom="0cm" loext:contextual-spacing="false" fo:text-align="center" style:justify-single-word="false" fo:orphans="2" fo:widows="2"/>
      <style:text-properties fo:font-variant="normal" fo:text-transform="none" fo:color="#000000" style:font-name="Roboto" fo:font-size="28pt" fo:letter-spacing="normal" fo:font-style="normal" fo:font-weight="normal" officeooo:rsid="002a8ba8" officeooo:paragraph-rsid="002a8ba8" fo:background-color="transparent" style:font-size-asian="28pt" style:font-size-complex="28pt"/>
    </style:style>
    <style:style style:name="P8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ff0000" style:font-name="Roboto" fo:font-size="11.25pt" fo:letter-spacing="normal" fo:font-style="normal" fo:font-weight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a8ba8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90262409" text:style-name="L1">
        <text:list-header>
          <text:p text:style-name="P7">My ToDo List</text:p>
        </text:list-header>
        <text:list-item>
          <text:p text:style-name="P3">What is Python</text:p>
        </text:list-item>
        <text:list-item>
          <text:p text:style-name="P3">Python Documentation Resources</text:p>
        </text:list-item>
        <text:list-item>
          <text:p text:style-name="P3">Porting From Python 2 to Python 3</text:p>
        </text:list-item>
        <text:list-item>
          <text:p text:style-name="P4">c</text:p>
        </text:list-item>
        <text:list-item>
          <text:p text:style-name="P3">Download and Install Python 3</text:p>
        </text:list-item>
        <text:list-item>
          <text:p text:style-name="P3">Write Your First Python Script</text:p>
        </text:list-item>
        <text:list-item>
          <text:p text:style-name="P3">Run Your First Python Script</text:p>
        </text:list-item>
        <text:list-item>
          <text:p text:style-name="P3">Python Basics</text:p>
        </text:list-item>
        <text:list-item>
          <text:p text:style-name="P3">Syntax</text:p>
        </text:list-item>
        <text:list-item>
          <text:p text:style-name="P3">Comments</text:p>
        </text:list-item>
        <text:list-item>
          <text:p text:style-name="P3">Data Types</text:p>
        </text:list-item>
        <text:list-item>
          <text:p text:style-name="P3">Numbers</text:p>
        </text:list-item>
        <text:list-item>
          <text:p text:style-name="P3">Casting</text:p>
        </text:list-item>
        <text:list-item>
          <text:p text:style-name="P3">Booleans</text:p>
        </text:list-item>
        <text:list-item>
          <text:p text:style-name="P3">Operators</text:p>
        </text:list-item>
        <text:list-item>
          <text:p text:style-name="P3">If Else Statements</text:p>
        </text:list-item>
        <text:list-item>
          <text:p text:style-name="P3">While Loops</text:p>
        </text:list-item>
        <text:list-item>
          <text:p text:style-name="P3">For Loops</text:p>
        </text:list-item>
        <text:list-item>
          <text:p text:style-name="P3">Functions</text:p>
        </text:list-item>
        <text:list-item>
          <text:p text:style-name="P3">Lambda</text:p>
        </text:list-item>
        <text:list-item>
          <text:p text:style-name="P3">Arrays</text:p>
        </text:list-item>
        <text:list-item>
          <text:p text:style-name="P8"><text:span text:style-name="T1">Classes </text:span>and Objects //<text:span text:style-name="T2">doubt in init and self</text:span></text:p>
        </text:list-item>
        <text:list-item>
          <text:p text:style-name="P8">Inheritance</text:p>
        </text:list-item>
        <text:list-item>
          <text:p text:style-name="P3">Iterators</text:p>
        </text:list-item>
        <text:list-item>
          <text:p text:style-name="P3">Scope</text:p>
        </text:list-item>
        <text:list-item>
          <text:p text:style-name="P5">Modules</text:p>
        </text:list-item>
        <text:list-item>
          <text:p text:style-name="P5">Dates</text:p>
        </text:list-item>
        <text:list-item>
          <text:p text:style-name="P5">Math</text:p>
        </text:list-item>
        <text:list-item>
          <text:p text:style-name="P6">JSON</text:p>
        </text:list-item>
        <text:list-item>
          <text:p text:style-name="P6">RegEx</text:p>
        </text:list-item>
        <text:list-item>
          <text:p text:style-name="P6">PIP</text:p>
        </text:list-item>
        <text:list-item>
          <text:p text:style-name="P5">Try Except</text:p>
        </text:list-item>
        <text:list-item>
          <text:p text:style-name="P3">User Input</text:p>
        </text:list-item>
        <text:list-item>
          <text:p text:style-name="P3">String Formatting</text:p>
        </text:list-item>
        <text:list-item>
          <text:p text:style-name="P3">Variables</text:p>
        </text:list-item>
        <text:list-item>
          <text:p text:style-name="P3">Strings</text:p>
        </text:list-item>
        <text:list-item>
          <text:p text:style-name="P3">Lists</text:p>
        </text:list-item>
        <text:list-item>
          <text:p text:style-name="P3">Tuples</text:p>
        </text:list-item>
        <text:list-item>
          <text:p text:style-name="P3">Sets</text:p>
        </text:list-item>
        <text:list-item>
          <text:p text:style-name="P2">Dictionaries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1:19:41.963571085</meta:creation-date>
    <dc:date>2021-03-08T18:28:51.491025973</dc:date>
    <meta:editing-duration>PT12H38M23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41" meta:word-count="122" meta:character-count="522" meta:non-whitespace-character-count="482"/>
  </office:meta>
</office:document-meta>
</file>